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ion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nimationImage</text:h>
                    <text:list>
                        <text:list-item>
                            <text:h text:style-name="Heading_20_2" text:outline-level="2">Description</text:h>
                        </text:list-item>
                    </text:list>
                </text:list-item>
            </text:list>

            <text:p text:style-name="Standard">The animation image is similar to the normal 'Image' object. The only difference is that instead of one source image, you set an array of multiple source images.</text:p><text:p text:style-name="Standard">You can specify a duration and repeat count.</text:p><text:p text:style-name="Standard">More info (<text:a xlink:type="simple" xlink:href="https://docs.lvgl.io/master/widgets/animimg.html" text:style-name="Internet_20_link" text:visited-style-name="Visited_20_Internet_20_Link">link</text:a>)</text:p>

            
                <text:list xml:id="list_AnimationImage2" text:continue-numbering="true" text:continue-list="list_Animation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ionImage3" text:continue-numbering="true" text:style-name="Outline">
                                                <text:list-item>
                                                    <text:list>
                                                        <text:list-item>
                                                            <text:list>
                                                                <text:list-item>
                                                                    <text:h text:style-name="Heading_20_3" text:outline-level="3">
                                                                        Images
                                                                        <text:s text:c="4"/>
                                                                        <text:span text:style-name="T2">Array</text:span>
                                                                    </text:h>
                                                                </text:list-item>
                                                            </text:list>
                                                        </text:list-item>
                                                    </text:list>
                                                </text:list-item>
                                            </text:list>
                                            <text:p text:style-name="Standard">List of images to be animated.</text:p>,
                                            <text:list xml:id="list_AnimationImage4" text:continue-numbering="true" text:continue-list="list_AnimationImage3" text:style-name="Outline">
                                                <text:list-item>
                                                    <text:list>
                                                        <text:list-item>
                                                            <text:list>
                                                                <text:list-item>
                                                                    <text:h text:style-name="Heading_20_3" text:outline-level="3">
                                                                        Duration
                                                                        <text:s text:c="4"/>
                                                                        <text:span text:style-name="T2">Number</text:span>
                                                                    </text:h>
                                                                </text:list-item>
                                                            </text:list>
                                                        </text:list-item>
                                                    </text:list>
                                                </text:list-item>
                                            </text:list>
                                            <text:p text:style-name="Standard">Duration of animation given in milliseconds.</text:p>,
                                            <text:list xml:id="list_AnimationImage5" text:continue-numbering="true" text:continue-list="list_AnimationImage4" text:style-name="Outline">
                                                <text:list-item>
                                                    <text:list>
                                                        <text:list-item>
                                                            <text:list>
                                                                <text:list-item>
                                                                    <text:h text:style-name="Heading_20_3" text:outline-level="3">
                                                                        Repeat infinite
                                                                        <text:s text:c="4"/>
                                                                        <text:span text:style-name="T2">Boolean</text:span>
                                                                    </text:h>
                                                                </text:list-item>
                                                            </text:list>
                                                        </text:list-item>
                                                    </text:list>
                                                </text:list-item>
                                            </text:list>
                                            <text:p text:style-name="Standard">If enabled than animation will be repeated infinite times.</text:p>,
                                            <text:list xml:id="list_AnimationImage6" text:continue-numbering="true" text:continue-list="list_AnimationImage5" text:style-name="Outline">
                                                <text:list-item>
                                                    <text:list>
                                                        <text:list-item>
                                                            <text:list>
                                                                <text:list-item>
                                                                    <text:h text:style-name="Heading_20_3" text:outline-level="3">
                                                                        Repeat count
                                                                        <text:s text:c="4"/>
                                                                        <text:span text:style-name="T2">Number</text:span>
                                                                    </text:h>
                                                                </text:list-item>
                                                            </text:list>
                                                        </text:list-item>
                                                    </text:list>
                                                </text:list-item>
                                            </text:list>
                                            <text:p text:style-name="Standard">If "Repeat infinite" is disabled then use this property to control how many times animation will be repe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ionImage7" text:continue-numbering="true" text:continue-list="list_AnimationImage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ionImage8" text:continue-numbering="true" text:continue-list="list_AnimationImage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nimationImage9" text:continue-numbering="true" text:continue-list="list_AnimationImage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nimationImage10" text:continue-numbering="true" text:continue-list="list_AnimationImage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nimationImage11" text:continue-numbering="true" text:continue-list="list_AnimationImage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nimationImage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nimationImage13" text:continue-numbering="true" text:continue-list="list_AnimationImage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nimationImage14" text:continue-numbering="true" text:continue-list="list_AnimationImage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nimationImage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nimationImage16" text:continue-numbering="true" text:continue-list="list_AnimationImage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nimationImage17" text:continue-numbering="true" text:continue-list="list_AnimationImage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nimationImage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nimationImage19" text:continue-numbering="true" text:continue-list="list_AnimationImage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nimationImage20" text:continue-numbering="true" text:continue-list="list_AnimationImage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nimationImage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nimationImage22" text:continue-numbering="true" text:continue-list="list_AnimationImage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nimationImage23" text:continue-numbering="true" text:continue-list="list_AnimationImag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nimationImage24" text:continue-numbering="true" text:continue-list="list_AnimationImage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nimationImage25" text:continue-numbering="true" text:continue-list="list_AnimationImage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nimationImage26" text:continue-numbering="true" text:continue-list="list_AnimationImage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nimationImage27" text:continue-numbering="true" text:continue-list="list_AnimationImage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nimationImage28" text:continue-numbering="true" text:continue-list="list_AnimationImage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nimationImage29" text:continue-numbering="true" text:continue-list="list_AnimationImage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nimationImage30" text:continue-numbering="true" text:continue-list="list_AnimationImage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nimationImage31" text:continue-numbering="true" text:continue-list="list_AnimationImage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nimationImage32" text:continue-numbering="true" text:continue-list="list_AnimationImage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nimationImage33" text:continue-numbering="true" text:continue-list="list_AnimationImage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nimationImage34" text:continue-numbering="true" text:continue-list="list_AnimationImage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nimationImage35" text:continue-numbering="true" text:continue-list="list_AnimationImage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nimationImage36" text:continue-numbering="true" text:continue-list="list_AnimationImage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nimationImage37" text:continue-numbering="true" text:continue-list="list_AnimationImage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nimationImage38" text:continue-numbering="true" text:continue-list="list_AnimationImage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nimationImage39" text:continue-numbering="true" text:continue-list="list_AnimationImage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nimationImage40" text:continue-numbering="true" text:continue-list="list_AnimationImage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nimationImage41" text:continue-numbering="true" text:continue-list="list_AnimationImage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nimationImage42" text:continue-numbering="true" text:continue-list="list_AnimationImage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nimationImage43" text:continue-numbering="true" text:continue-list="list_AnimationImage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nimationImage44" text:continue-numbering="true" text:continue-list="list_AnimationImage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nimationImage45" text:continue-numbering="true" text:continue-list="list_AnimationImage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nimationImage46" text:continue-numbering="true" text:continue-list="list_AnimationImage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nimationImage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nimationImage48" text:continue-numbering="true" text:continue-list="list_AnimationImage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nimationImage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nimationImage50" text:continue-numbering="true" text:continue-list="list_AnimationImage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nimationImage51" text:continue-numbering="true" text:continue-list="list_AnimationImage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nimationImage52" text:continue-numbering="true" text:continue-list="list_AnimationImage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nimationImage53" text:continue-numbering="true" text:continue-list="list_AnimationImage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nimationImage54" text:continue-numbering="true" text:continue-list="list_AnimationImage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nimationImage55" text:continue-numbering="true" text:continue-list="list_AnimationImage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nimationImage56" text:continue-numbering="true" text:continue-list="list_AnimationImage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nimationImage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ionImage58" text:continue-numbering="true" text:continue-list="list_AnimationImage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nimationImage59" text:continue-numbering="true" text:continue-list="list_AnimationImage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nimationImage60" text:continue-numbering="true" text:continue-list="list_AnimationImage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